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Preformatted_20_Text">
      <style:text-properties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Preformatted_20_Text">
      <style:text-properties fo:color="#999999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paragraph-properties fo:margin-top="0cm" fo:margin-bottom="0cm"/>
      <style:text-properties fo:color="#999999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Preformatted_20_Text">
      <style:paragraph-properties fo:margin-top="0cm" fo:margin-bottom="0cm"/>
      <style:text-properties fo:font-style="italic" style:font-style-asian="italic" style:font-style-complex="italic"/>
    </style:style>
    <style:style style:name="P7" style:family="paragraph" style:parent-style-name="Preformatted_20_Text">
      <style:paragraph-properties fo:break-before="page"/>
      <style:text-properties fo:font-style="italic" style:font-style-asian="italic" style:font-style-complex="italic"/>
    </style:style>
    <style:style style:name="P8" style:family="paragraph" style:parent-style-name="Preformatted_20_Text">
      <style:text-properties fo:font-style="normal" style:font-style-asian="normal" style:font-style-complex="normal"/>
    </style:style>
    <style:style style:name="P9" style:family="paragraph" style:parent-style-name="Preformatted_20_Text">
      <style:paragraph-properties fo:margin-top="0cm" fo:margin-bottom="0cm"/>
    </style:style>
    <style:style style:name="P10" style:family="paragraph" style:parent-style-name="Preformatted_20_Text">
      <style:paragraph-properties fo:margin-top="0cm" fo:margin-bottom="0cm"/>
      <style:text-properties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P11" style:family="paragraph" style:parent-style-name="Preformatted_20_Text">
      <style:paragraph-properties fo:margin-top="0cm" fo:margin-bottom="0cm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3" style:family="text">
      <style:text-properties style:font-name="Symbol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für KALYPSO-1D</text:p>
      <text:p text:style-name="Preformatted_20_Text"/>
      <text:p text:style-name="Preformatted_20_Text">Diese Datei soll ein erster Anlaufpunkt für Probleme</text:p>
      <text:p text:style-name="Preformatted_20_Text">mit dem Wasserspiegellinienprogramm WSPWin in</text:p>
      <text:p text:style-name="Preformatted_20_Text">Kombination mit dem Rechenkern KALYPSO-1D sein.</text:p>
      <text:p text:style-name="Preformatted_20_Text"/>
      <text:p text:style-name="Preformatted_20_Text">Es ist erwünscht, dass alle Probleme oder Fragen, die</text:p>
      <text:p text:style-name="Preformatted_20_Text">weiterhin auftauchen in diese Datei übernommen werden!</text:p>
      <text:p text:style-name="Preformatted_20_Text"/>
      <text:p text:style-name="Preformatted_20_Text">Bitte wenden Sie sich bei sonstigen Fragen an</text:p>
      <text:p text:style-name="Preformatted_20_Text"/>
      <text:p text:style-name="Preformatted_20_Text">Dipl.-Ing. Wolf Plöger</text:p>
      <text:p text:style-name="Preformatted_20_Text">ploeger@tu-harburg.de</text:p>
      <text:p text:style-name="Preformatted_20_Text">www.tuhh/wb</text:p>
      <text:p text:style-name="Preformatted_20_Text"/>
      <text:p text:style-name="Preformatted_20_Text"/>
      <text:p text:style-name="Preformatted_20_Text">1.) Bei der Berechnung von Wehren treten teilweise Konvergenzprobleme auf.</text:p>
      <text:p text:style-name="Preformatted_20_Text"><text:s text:c="4"/>Insbesondere bei dem Projekt AKN-Ausgleichsfläche, für das die Mühlenau</text:p>
      <text:p text:style-name="Preformatted_20_Text"><text:s text:c="4"/>berechnet werden soll, waren die Probleme über die Profileingabe nicht</text:p>
      <text:p text:style-name="Preformatted_20_Text"><text:s text:c="4"/>zu lösen!</text:p>
      <text:p text:style-name="Preformatted_20_Text"><text:s text:c="4"/>Problem: Bei Hochwasser kommt es zu einem Rückstau aus der Kollau, so</text:p>
      <text:p text:style-name="Preformatted_20_Text"><text:s text:c="4"/>dass die sehr kleine Wehrhöhe von 15-20 cm mit 80-100 cm überstaut wurde.</text:p>
      <text:p text:style-name="Preformatted_20_Text"><text:s text:c="4"/>Die Sohlschwelle sollte in diesem Fall eher wie eine Grunsschwelle zu einer</text:p>
      <text:p text:style-name="Preformatted_20_Text"><text:s text:c="4"/>erhöhten Sohlrauheit beitragen als weiterhin als Wehr berechnet zu werden.</text:p>
      <text:p text:style-name="Preformatted_20_Text"/>
      <text:p text:style-name="Preformatted_20_Text"/>
      <text:p text:style-name="Preformatted_20_Text"><draw:frame draw:style-name="fr1" draw:name="Rahmen1" text:anchor-type="paragraph" fo:min-width="2cm" draw:z-index="0"><draw:text-box fo:min-height="0.499cm"><text:p text:style-name="P2">2.) Verbesserung der Fehlerausgabe bei Falscher Trennflaechendefinition:</text:p><text:p text:style-name="P2"/><text:p text:style-name="P2"><text:s text:c="4"/>fehler in der trennflaechendefinition.</text:p><text:p text:style-name="P2"><text:s text:c="4"/>ueberpruefe die datei querprofil 36 <text:s text:c="22"/></text:p><text:p text:style-name="P2"><text:s text:c="4"/>die x-werte der trennflaechen haben keinen</text:p><text:p text:style-name="P2"><text:s text:c="4"/>korrespondierenden x-wert in der profilgeo</text:p><text:p text:style-name="P2"><text:s text:c="4"/>metrie.</text:p><text:p text:style-name="P2"><text:s text:c="4"/>die berechnung wird fortgesetzt mit </text:p><text:p text:style-name="P2"><text:s text:c="4"/>default-trennflaechen.</text:p><text:p text:style-name="P2"/><text:p text:style-name="P2"><text:s text:c="4"/>Aufgetreten bei Projekt 01_BCE_Debug/Halle_Saale.</text:p><text:p text:style-name="P2"><text:s text:c="4"/><text:span text:style-name="T1">17.01.2006 Wolf Plöger</text:span></text:p><text:p text:style-name="Preformatted_20_Text"/><text:p text:style-name="Preformatted_20_Text"><text:s text:c="4"/>-------&gt; <text:s/>B E H O B E N <text:s/>mit Version 1.0.16, Wolf Plöger</text:p><text:p text:style-name="Preformatted_20_Text"/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3.) <text:s/>Projekt Will-Pad: Keine Konvergenz bei der Wehrberechnung.</text:p>
      <text:p text:style-name="Preformatted_20_Text"><text:s text:c="5"/>Zustand IST, Ks (nicht Manning). Bei stat-ungl. Berechnung Abbruch</text:p>
      <text:p text:style-name="Preformatted_20_Text"><text:s text:c="5"/>im Bereich 2 bei Wehr km 61.241, wenn Wehr ist breitkronig (5.0 m).</text:p>
      <text:p text:style-name="Preformatted_20_Text"><text:s text:c="5"/>Wenn Wehrberechnung mit Beiwert = 0.60 läuft es!</text:p>
      <text:p text:style-name="Preformatted_20_Text"/>
      <text:p text:style-name="Preformatted_20_Text"><text:s text:c="5"/><text:span text:style-name="T1">18.01.2006 Wolf Plöger</text:span></text:p>
      <text:p text:style-name="Preformatted_20_Text"/>
      <text:p text:style-name="Preformatted_20_Text"/>
      <text:p text:style-name="Preformatted_20_Text">4.) <text:s/>Projekt Will-Pad: Keine Konvergenz bei der Wehrberechnung.</text:p>
      <text:p text:style-name="Preformatted_20_Text"><text:s text:c="5"/>Zustand Manning. Hochwasser 29.10.1998.</text:p>
      <text:p text:style-name="Preformatted_20_Text"><text:s text:c="5"/>Wehr bei 65,623 bricht immer ab. Sowohl bei rundkronig als</text:p>
      <text:p text:style-name="Preformatted_20_Text"><text:s text:c="5"/>auch breitkronig als auch Beiwert = 0,60.</text:p>
      <text:p text:style-name="Preformatted_20_Text"/>
      <text:p text:style-name="Preformatted_20_Text"><text:s text:c="5"/><text:span text:style-name="T1">18.01.2006 Wolf Plöger</text:span></text:p>
      <text:p text:style-name="Preformatted_20_Text"/>
      <text:p text:style-name="P3"/>
      <text:p text:style-name="Preformatted_20_Text"/>
      <text:p text:style-name="Preformatted_20_Text"><draw:frame draw:style-name="fr1" draw:name="Rahmen2" text:anchor-type="paragraph" fo:min-width="2cm" draw:z-index="1"><draw:text-box fo:min-height="0.499cm"><text:p text:style-name="P2">5.) <text:s/>Die Ausgabe von Debug-Informationen in Kontroll.log sollte meines</text:p><text:p text:style-name="P2"><text:s text:c="5"/>Erachtens IMMER vorgenommen werden (kein Einfluss auf Datenmenge</text:p><text:p text:style-name="P2"><text:s text:c="5"/>bzw. Rechengeschwindigkeit). Daraus könnte sich eine erhebliche </text:p><text:p text:style-name="P2"><text:s text:c="5"/>Vereinfachungen im gesamten Code ergeben!</text:p><text:p text:style-name="P2"/><text:p text:style-name="P2"><text:s text:c="5"/>22.02.2006 Wolf Plöger</text:p><text:p text:style-name="Preformatted_20_Text"/><text:p text:style-name="Preformatted_20_Text"><text:s text:c="5"/>-------&gt; <text:s/>B E H O B E N <text:s/>mit Version 1.0.16, Wolf Plöger </text:p><text:p text:style-name="Preformatted_20_Text"/></draw:text-box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6.) <text:s/>Es sollte alle Optionen der Datenausgabe auf ihre Notwendigkeit </text:p>
      <text:p text:style-name="Preformatted_20_Text"><text:s text:c="5"/>hin überprüft werden, zum Beispiel Ausgabe von Profilnummern im </text:p>
      <text:p text:style-name="Preformatted_20_Text"><text:s text:c="5"/>Längsschnitt. Es könnte den Code deutlich verschlanken!</text:p>
      <text:p text:style-name="Preformatted_20_Text"/>
      <text:p text:style-name="Preformatted_20_Text"><text:s text:c="5"/><text:span text:style-name="T1">22.02.2006 Wolf Plöger</text:span></text:p>
      <text:p text:style-name="Preformatted_20_Text"/>
      <text:p text:style-name="Preformatted_20_Text"/>
      <text:p text:style-name="P4"><draw:frame draw:style-name="fr2" draw:name="Rahmen3" text:anchor-type="paragraph" fo:min-width="2cm" draw:z-index="2"><draw:text-box fo:min-height="0.499cm"><text:p text:style-name="P2">7.) <text:s/>Erweiterung der "Laengschnitt.txt" um Kennung interpoliert (j(n)</text:p><text:p text:style-name="P2"><text:s text:c="5"/>und WehrOK, BrueckenUK, BrueckenOK, Brueckenbreite, Profiltyp </text:p><text:p text:style-name="P2"><text:s text:c="5"/>(Ei, Kreis, Bruecke, usw.), Rohrdurchmesser.</text:p><text:p text:style-name="P2"/><text:p text:style-name="P2"><text:s text:c="5"/><text:span text:style-name="T1">25.04.2006 Wolf Plöger</text:span></text:p><text:p text:style-name="P4"/><text:p text:style-name="P4"><text:s text:c="5"/>-------&gt; <text:s/>B E H O B E N <text:s/>mit Version 1.1b, Wolf Plöger </text:p></draw:text-box></draw:frame></text:p>
      <text:p text:style-name="P4"/>
      <text:p text:style-name="P4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8.) <text:s/>Doppelter Kopf in WQ-Datei.</text:p>
      <text:p text:style-name="Preformatted_20_Text"/>
      <text:p text:style-name="Preformatted_20_Text"><text:s text:c="5"/><text:span text:style-name="T1">25.04.2006 Wolf Plöger</text:span></text:p>
      <text:p text:style-name="P4"/>
      <text:p text:style-name="P4"/>
      <text:p text:style-name="Preformatted_20_Text">10.) Überprüfung der Interpolation bei der Brückenberechnung. Wenn ein </text:p>
      <text:p text:style-name="Preformatted_20_Text"><text:s text:c="5"/>gemessenes Profil zur Verfügung steht, kann dieses statt des interpoierten <text:s text:c="2"/></text:p>
      <text:p text:style-name="Preformatted_20_Text"><text:s text:c="5"/>verwendet werden!?</text:p>
      <text:p text:style-name="Preformatted_20_Text"/>
      <text:p text:style-name="Preformatted_20_Text"><text:s text:c="5"/><text:span text:style-name="T1">25.04.2006 Wolf Plöger</text:span></text:p>
      <text:p text:style-name="P4"/>
      <text:p text:style-name="P4"/>
      <text:p text:style-name="Preformatted_20_Text">11.) Test: Negative Sohle erlaubt?</text:p>
      <text:p text:style-name="Preformatted_20_Text"/>
      <text:p text:style-name="Preformatted_20_Text"><text:s text:c="5"/><text:span text:style-name="T1">25.04.2006 Wolf Plöger</text:span></text:p>
      <text:p text:style-name="P4"><draw:frame draw:style-name="fr3" draw:name="Rahmen5" text:anchor-type="paragraph" svg:x="1.005cm" svg:y="0.356cm" svg:width="14.937cm" draw:z-index="4"><draw:text-box fo:min-height="2.341cm"><text:p text:style-name="P5">12.) <text:tab/>Erhöhung der maximalen Anzahl von möglichen Teilgebieten </text:p><text:p text:style-name="P5"><text:tab/>(MERG = 10), Verbesserung der Fehlerausgabe, wenn <text:tab/>überschritten.</text:p><text:p text:style-name="P5"/><text:p text:style-name="Preformatted_20_Text"><text:s text:c="5"/><text:span text:style-name="T1">-------&gt; <text:s/>B E H O B E N <text:s/>mit Version 1.0.18, Wolf Plöger</text:span></text:p></draw:text-box></draw:frame></text:p>
      <text:p text:style-name="P4"/>
      <text:p text:style-name="P6"/>
      <text:p text:style-name="P4"/>
      <text:p text:style-name="Preformatted_20_Text"/>
      <text:p text:style-name="P4"/>
      <text:p text:style-name="P4"/>
      <text:p text:style-name="P4"/>
      <text:p text:style-name="P4"/>
      <text:p text:style-name="P4"><draw:frame draw:style-name="fr3" draw:name="Rahmen4" text:anchor-type="paragraph" svg:x="1.032cm" svg:y="0.187cm" fo:min-width="14.933cm" draw:z-index="3"><draw:text-box fo:min-height="1.905cm"><text:p text:style-name="P2">13.) Erhöhung der maximalen Anzahl von Abflussänderungen (= 10), </text:p><text:p text:style-name="P2"/><text:p text:style-name="P2"><text:s text:c="5"/><text:span text:style-name="T1">25.04.2006 Wolf Plöger</text:span></text:p><text:p text:style-name="P4"/><text:p text:style-name="P4"><text:s text:c="5"/>-------&gt; <text:s/>B E H O B E N <text:s/>mit Version 1.0.18, Wolf Plöger </text:p></draw:text-box></draw:frame></text:p>
      <text:p text:style-name="P4"/>
      <text:p text:style-name="P4"/>
      <text:p text:style-name="P4"/>
      <text:p text:style-name="P7"/>
      <text:p text:style-name="P4"/>
      <text:p text:style-name="P8">13.) Fehler bei Bewuchsberechnung in einem sehr ungünstigen Fall </text:p>
      <text:p text:style-name="P8"><text:s text:c="5"/>(Projekt Kollau / Klütz &amp; Collegen / Wagener). Bei der </text:p>
      <text:p text:style-name="P8"><text:s text:c="5"/>Iteration des Trennflächenwiderstandes kann CTFAK nicht </text:p>
      <text:p text:style-name="P8"><text:s text:c="5"/>berechnet werden. In der Folge wird in NEWTON keine Lösung</text:p>
      <text:p text:style-name="P8"><text:s text:c="5"/>der Arbeitsgleichung im schiessenden Bereich gefunden.</text:p>
      <text:p text:style-name="P8"><text:s text:c="5"/>Nach mehreren unterschiedlichen Versuchen wird mit Grenztiefe</text:p>
      <text:p text:style-name="P8"><text:s text:c="5"/>weitergerechnet. Das ist in diesem Fall jedoch falsch, der </text:p>
      <text:p text:style-name="P8"><text:s text:c="5"/>Wasserspiegel sinkt im Oberwasser um ca. 70 cm!</text:p>
      <text:p text:style-name="P8"/>
      <text:p text:style-name="P9">14.) <text:span text:style-name="T2">Wenn zuviele berechnete Wasserspiegel in den Profilen gespeichert </text:span></text:p>
      <text:p text:style-name="P10"><text:s text:c="5"/>wurden, kann sich der Rechenkern bei der Brückenberechnung aufhängen.</text:p>
      <text:p text:style-name="P10"/>
      <text:p text:style-name="P11"><text:s text:c="5"/>14.08.2006 Wolf Plöger</text:p>
      <text:p text:style-name="P11"/>
      <text:p text:style-name="P10"/>
      <text:p text:style-name="P10">15.) Die Ausgabe der Abflussanteile für Flussschlauch und Vorland wird </text:p>
      <text:p text:style-name="P10"><text:s text:c="5"/>zur Zeit immer durch die Trennflaechen definiert, auch wenn </text:p>
      <text:p text:style-name="P10"><text:s text:c="5"/>Bordvollpunkte gesetzt sind. Dies sollte so geändert werden, dass alle</text:p>
      <text:p text:style-name="P10"><text:s text:c="5"/>Parameter (lu, A, b, Q, v, usw.) bei der Angabe von Bordvollpunkten</text:p>
      <text:p text:style-name="P10"><text:s text:c="5"/>entsprechend dieser Definition für Vorland und Flussschlauch berechnet</text:p>
      <text:p text:style-name="P10"><text:s text:c="5"/>werden. Insbsondere bei der Erstellung der KM-Dateien ist die </text:p>
      <text:p text:style-name="P10"><text:s text:c="5"/>Zuordnung der Abflusskomponenten wichtig!</text:p>
      <text:p text:style-name="P10"/>
      <text:p text:style-name="P11"><text:s text:c="5"/>15.08.2006 Wolf Plöger</text:p>
      <text:p text:style-name="P11"/>
      <text:p text:style-name="P9">16.) <text:span text:style-name="T2">Ausgabe der Froudzahl in laengschnitt.txt.</text:span></text:p>
      <text:p text:style-name="P10"/>
      <text:p text:style-name="P11"><text:s text:c="5"/>17.10.2006 Wolf Plöger</text:p>
      <text:p text:style-name="P11"/>
      <text:p text:style-name="P9">17.) Der Verlust bei einer Profilaufweitung wird zur Zeit über den <text:span text:style-name="T3">b</text:span>-Beiwert <text:s/></text:p>
      <text:p text:style-name="P9"><text:s text:c="5"/>berücksichtigt, der je nach Verfahren (Bjoernsen, DVWK, DFG) <text:s/></text:p>
      <text:p text:style-name="P9"><text:s text:c="5"/>unterschiedlich definiert wird und den Verlust wohl teilweise deutlich </text:p>
      <text:p text:style-name="P9"><text:s text:c="5"/>überschätzt. <text:span text:style-name="T2">Besser wäre eine Berechnung gemäß BWK-Merkblatt Nr. 1, 1999, </text:span></text:p>
      <text:p text:style-name="P10"><text:s text:c="5"/>Kapitel 3.4.</text:p>
      <text:p text:style-name="P10"/>
      <text:p text:style-name="P10"><text:span text:style-name="T1"><text:s text:c="5"/>04.12.2006 Wolf Plög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4-25T14:32:15</meta:creation-date>
    <dc:creator>Wolf Plöger</dc:creator>
    <dc:date>2006-12-04T17:03:48</dc:date>
    <dc:language>de-DE</dc:language>
    <meta:editing-cycles>11</meta:editing-cycles>
    <meta:editing-duration>PT31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5" meta:word-count="676" meta:character-count="5010"/>
  </office:meta>
</office:document-meta>
</file>